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cm"/>
    </style:style>
    <style:style style:name="gr2" style:family="graphic" style:parent-style-name="standard">
      <style:graphic-properties draw:stroke="none" svg:stroke-color="#000000" draw:fill="none" draw:fill-color="#ffffff" fo:min-height="0.3cm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fo:color="#00ccff" fo:font-size="15pt" style:font-size-asian="15pt" style:font-size-complex="15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9cm" svg:height="43.121cm" svg:x="0.3cm" svg:y="0.3cm">
          <draw:text-box>
            <text:p text:style-name="P1"><text:span text:style-name="T1">class Module</text:span></text:p>
            <text:p text:style-name="P1"><text:span text:style-name="T1"><text:s text:c="2"/></text:span><text:span text:style-name="T1"># Error generated by +delegate+ when a method is called on +nil+ and +allow_nil+</text:span></text:p>
            <text:p text:style-name="P1"><text:span text:style-name="T1"><text:s text:c="2"/></text:span><text:span text:style-name="T1"># option is not used.</text:span></text:p>
            <text:p text:style-name="P1"><text:span text:style-name="T1"><text:s text:c="2"/></text:span><text:span text:style-name="T1">class DelegationError &lt; NoMethodError; end</text:span></text:p>
            <text:p text:style-name="P1"><text:span text:style-name="T1"/></text:p>
            <text:p text:style-name="P1"><text:span text:style-name="T1"><text:s text:c="2"/></text:span><text:span text:style-name="T1">def delegate(*methods)</text:span></text:p>
            <text:p text:style-name="P1"><text:span text:style-name="T1"><text:s text:c="4"/></text:span><text:span text:style-name="T1">options = methods.pop</text:span></text:p>
            <text:p text:style-name="P1"><text:span text:style-name="T1"><text:s text:c="4"/></text:span><text:span text:style-name="T1">unless options.is_a?(Hash) &amp;&amp; to = options[:to]</text:span></text:p>
            <text:p text:style-name="P1"><text:span text:style-name="T1"><text:s text:c="6"/></text:span><text:span text:style-name="T1">raise ArgumentError, 'Delegation needs a target. Supply an options hash with a :to key as the last argument (e.g. delegate :hello, to: :greeter).'</text:span></text:p>
            <text:p text:style-name="P1"><text:span text:style-name="T1"><text:s text:c="4"/></text:span><text:span text:style-name="T1">end</text:span></text:p>
            <text:p text:style-name="P1"><text:span text:style-name="T1"/></text:p>
            <text:p text:style-name="P1"><text:span text:style-name="T1"><text:s text:c="4"/></text:span><text:span text:style-name="T1">prefix, allow_nil = options.values_at(:prefix, :allow_nil)</text:span></text:p>
            <text:p text:style-name="P1"><text:span text:style-name="T1"/></text:p>
            <text:p text:style-name="P1"><text:span text:style-name="T1"><text:s text:c="4"/></text:span><text:span text:style-name="T1">if prefix == true &amp;&amp; to =~ /^[^a-z_]/</text:span></text:p>
            <text:p text:style-name="P1"><text:span text:style-name="T1"><text:s text:c="6"/></text:span><text:span text:style-name="T1">raise ArgumentError, 'Can only automatically set the delegation prefix when delegating to a method.'</text:span></text:p>
            <text:p text:style-name="P1"><text:span text:style-name="T1"><text:s text:c="4"/></text:span><text:span text:style-name="T1">end</text:span></text:p>
            <text:p text:style-name="P1"><text:span text:style-name="T1"/></text:p>
            <text:p text:style-name="P1"><text:span text:style-name="T1"><text:s text:c="4"/></text:span><text:span text:style-name="T1">method_prefix = \</text:span></text:p>
            <text:p text:style-name="P1"><text:span text:style-name="T1"><text:s text:c="6"/></text:span><text:span text:style-name="T1">if prefix</text:span></text:p>
            <text:p text:style-name="P1"><text:span text:style-name="T1"><text:s text:c="8"/></text:span><text:span text:style-name="T1">"#{prefix == true ? to : prefix}_"</text:span></text:p>
            <text:p text:style-name="P1"><text:span text:style-name="T1"><text:s text:c="6"/></text:span><text:span text:style-name="T1">else</text:span></text:p>
            <text:p text:style-name="P1"><text:span text:style-name="T1"><text:s text:c="8"/></text:span><text:span text:style-name="T1">''</text:span></text:p>
            <text:p text:style-name="P1"><text:span text:style-name="T1"><text:s text:c="6"/></text:span><text:span text:style-name="T1">end</text:span></text:p>
            <text:p text:style-name="P1"><text:span text:style-name="T1"/></text:p>
            <text:p text:style-name="P1"><text:span text:style-name="T1"><text:s text:c="4"/></text:span><text:span text:style-name="T1">file, line = caller.first.split(':', 2)</text:span></text:p>
            <text:p text:style-name="P1"><text:span text:style-name="T1"><text:s text:c="4"/></text:span><text:span text:style-name="T1">line = line.to_i</text:span></text:p>
            <text:p text:style-name="P1"><text:span text:style-name="T1"/></text:p>
            <text:p text:style-name="P1"><text:span text:style-name="T1"><text:s text:c="4"/></text:span><text:span text:style-name="T1">to = to.to_s</text:span></text:p>
            <text:p text:style-name="P1"><text:span text:style-name="T1"><text:s text:c="4"/></text:span><text:span text:style-name="T1">to = "self.#{to}" if RUBY_RESERVED_WORDS.include?(to)</text:span></text:p>
            <text:p text:style-name="P1"><text:span text:style-name="T1"/></text:p>
            <text:p text:style-name="P1"><text:span text:style-name="T1"><text:s text:c="4"/></text:span><text:span text:style-name="T1">methods.each do |method|</text:span></text:p>
            <text:p text:style-name="P1"><text:span text:style-name="T1"/></text:p>
            <text:p text:style-name="P1"><text:span text:style-name="T1"><text:s text:c="6"/></text:span><text:span text:style-name="T1">definition = (method =~ /[^\]]=$/) ? 'arg' : '*args, &amp;block'</text:span></text:p>
            <text:p text:style-name="P1"><text:span text:style-name="T1"/></text:p>
            <text:p text:style-name="P1"><text:span text:style-name="T1"><text:s text:c="6"/></text:span><text:span text:style-name="T1"># The following generated method calls the target exactly once, storing</text:span></text:p>
            <text:p text:style-name="P1"><text:span text:style-name="T1"><text:s text:c="6"/></text:span><text:span text:style-name="T1"># the returned value in a dummy variable.</text:span></text:p>
            <text:p text:style-name="P1"><text:span text:style-name="T1"><text:s text:c="6"/></text:span><text:span text:style-name="T1">#</text:span></text:p>
            <text:p text:style-name="P1"><text:span text:style-name="T1"><text:s text:c="6"/></text:span><text:span text:style-name="T1"># Reason is twofold: On one hand doing less calls is in general better.</text:span></text:p>
            <text:p text:style-name="P1"><text:span text:style-name="T1"><text:s text:c="6"/></text:span><text:span text:style-name="T1"># On the other hand it could be that the target has side-effects,</text:span></text:p>
            <text:p text:style-name="P1"><text:span text:style-name="T1"><text:s text:c="6"/></text:span><text:span text:style-name="T1"># whereas conceptually, from the user point of view, the delegator should</text:span></text:p>
            <text:p text:style-name="P1"><text:span text:style-name="T1"><text:s text:c="6"/></text:span><text:span text:style-name="T1"># be doing one call.</text:span></text:p>
            <text:p text:style-name="P1"><text:span text:style-name="T1"><text:s text:c="6"/></text:span><text:span text:style-name="T1">if allow_nil</text:span></text:p>
            <text:p text:style-name="P1"><text:span text:style-name="T1"><text:s text:c="8"/></text:span><text:span text:style-name="T1">method_def = [</text:span></text:p>
            <text:p text:style-name="P1"><text:span text:style-name="T1"><text:s text:c="10"/></text:span><text:span text:style-name="T1">"def #{method_prefix}#{method}(#{definition})",</text:span></text:p>
            <text:p text:style-name="P1"><text:span text:style-name="T1"><text:s text:c="10"/></text:span><text:span text:style-name="T1">"_ = #{to}",</text:span></text:p>
            <text:p text:style-name="P1"><text:span text:style-name="T1"><text:s text:c="10"/></text:span><text:span text:style-name="T1">"if !_.nil? || nil.respond_to?(:#{method})",</text:span></text:p>
            <text:p text:style-name="P1"><text:span text:style-name="T1"><text:s text:c="10"/></text:span><text:span text:style-name="T1">" <text:s/>_.#{method}(#{definition})",</text:span></text:p>
            <text:p text:style-name="P1"><text:span text:style-name="T1"><text:s text:c="10"/></text:span><text:span text:style-name="T1">"end",</text:span></text:p>
            <text:p text:style-name="P1"><text:span text:style-name="T1"><text:s text:c="8"/></text:span><text:span text:style-name="T1">"end"</text:span></text:p>
            <text:p text:style-name="P1"><text:span text:style-name="T1"><text:s text:c="8"/></text:span><text:span text:style-name="T1">].join ';'</text:span></text:p>
            <text:p text:style-name="P1"><text:span text:style-name="T1"><text:s text:c="6"/></text:span><text:span text:style-name="T1">else</text:span></text:p>
            <text:p text:style-name="P1"><text:span text:style-name="T1"><text:s text:c="8"/></text:span><text:span text:style-name="T1">exception = %(raise DelegationError, "#{self}##{method_prefix}#{method} delegated to #{to}.#{method}, but #{to} is nil: \#{self.inspect}")</text:span></text:p>
            <text:p text:style-name="P1"><text:span text:style-name="T1"/></text:p>
            <text:p text:style-name="P1"><text:span text:style-name="T1"><text:s text:c="8"/></text:span><text:span text:style-name="T1">method_def = [</text:span></text:p>
            <text:p text:style-name="P1"><text:span text:style-name="T1"><text:s text:c="10"/></text:span><text:span text:style-name="T1">"def #{method_prefix}#{method}(#{definition})",</text:span></text:p>
            <text:p text:style-name="P1"><text:span text:style-name="T1"><text:s text:c="10"/></text:span><text:span text:style-name="T1">" _ = #{to}",</text:span></text:p>
            <text:p text:style-name="P1"><text:span text:style-name="T1"><text:s text:c="10"/></text:span><text:span text:style-name="T1">" <text:s/>_.#{method}(#{definition})",</text:span></text:p>
            <text:p text:style-name="P1"><text:span text:style-name="T1"><text:s text:c="10"/></text:span><text:span text:style-name="T1">"rescue NoMethodError =&gt; e",</text:span></text:p>
            <text:p text:style-name="P1"><text:span text:style-name="T1"><text:s text:c="10"/></text:span><text:span text:style-name="T1">" <text:s/>if _.nil? &amp;&amp; e.name == :#{method}",</text:span></text:p>
            <text:p text:style-name="P1"><text:span text:style-name="T1"><text:s text:c="10"/></text:span><text:span text:style-name="T1">" <text:s text:c="3"/>#{exception}",</text:span></text:p>
            <text:p text:style-name="P1"><text:span text:style-name="T1"><text:s text:c="10"/></text:span><text:span text:style-name="T1">" <text:s/>else",</text:span></text:p>
            <text:p text:style-name="P1"><text:span text:style-name="T1"><text:s text:c="10"/></text:span><text:span text:style-name="T1">" <text:s text:c="3"/>raise",</text:span></text:p>
            <text:p text:style-name="P1"><text:span text:style-name="T1"><text:s text:c="10"/></text:span><text:span text:style-name="T1">" <text:s/>end",</text:span></text:p>
            <text:p text:style-name="P1"><text:span text:style-name="T1"><text:s text:c="10"/></text:span><text:span text:style-name="T1">"end"</text:span></text:p>
            <text:p text:style-name="P1"><text:span text:style-name="T1"><text:s text:c="8"/></text:span><text:span text:style-name="T1">].join ';'</text:span></text:p>
            <text:p text:style-name="P1"><text:span text:style-name="T1"><text:s text:c="6"/></text:span><text:span text:style-name="T1">end</text:span></text:p>
            <text:p text:style-name="P1"><text:span text:style-name="T1"/></text:p>
            <text:p text:style-name="P1"><text:span text:style-name="T1"><text:s text:c="6"/></text:span><text:span text:style-name="T1">module_eval(method_def, file, line)</text:span></text:p>
            <text:p text:style-name="P1"><text:span text:style-name="T1"><text:s text:c="4"/></text:span><text:span text:style-name="T1">end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</draw:text-box>
        </draw:frame>
        <draw:frame draw:style-name="gr2" draw:text-style-name="P2" xml:id="id1" draw:id="id1" draw:layer="layout" svg:width="21.3cm" svg:height="14.363cm" svg:x="20.5cm" svg:y="10.137cm">
          <draw:text-box>
            <text:p text:style-name="P2"># Delegates can optionally be prefixed using the &lt;tt&gt;:prefix&lt;/tt&gt; option. If the value</text:p>
            <text:p text:style-name="P2"># is &lt;tt&gt;true&lt;/tt&gt;, the delegate methods are prefixed with the name of the object being</text:p>
            <text:p text:style-name="P2"># delegated to.</text:p>
            <text:p text:style-name="P2">#</text:p>
            <text:p text:style-name="P2"># <text:s text:c="2"/>Person = Struct.new(:name, :address)</text:p>
            <text:p text:style-name="P2">#</text:p>
            <text:p text:style-name="P2"># <text:s text:c="2"/>class Invoice &lt; Struct.new(:client)</text:p>
            <text:p text:style-name="P2"># <text:s text:c="4"/>delegate :name, :address, to: :client, prefix: true</text:p>
            <text:p text:style-name="P2"># <text:s text:c="2"/>end</text:p>
            <text:p text:style-name="P2">#</text:p>
            <text:p text:style-name="P2"># <text:s text:c="2"/>john_doe = Person.new('John Doe', 'Vimmersvej 13')</text:p>
            <text:p text:style-name="P2"># <text:s text:c="2"/>invoice = Invoice.new(john_doe)</text:p>
            <text:p text:style-name="P2"># <text:s text:c="2"/>invoice.client_name <text:s text:c="3"/># =&gt; "John Doe"</text:p>
            <text:p text:style-name="P2"># <text:s text:c="2"/>invoice.client_address # =&gt; "Vimmersvej 13"</text:p>
            <text:p text:style-name="P2">#</text:p>
            <text:p text:style-name="P2"># It is also possible to supply a custom prefix.</text:p>
            <text:p text:style-name="P2">#</text:p>
            <text:p text:style-name="P2"># <text:s text:c="2"/>class Invoice &lt; Struct.new(:client)</text:p>
            <text:p text:style-name="P2"># <text:s text:c="4"/>delegate :name, :address, to: :client, prefix: :customer</text:p>
            <text:p text:style-name="P2"># <text:s text:c="2"/>end</text:p>
            <text:p text:style-name="P2">#</text:p>
            <text:p text:style-name="P2"># <text:s text:c="2"/>invoice = Invoice.new(john_doe)</text:p>
            <text:p text:style-name="P2"># <text:s text:c="2"/>invoice.customer_name <text:s text:c="3"/># =&gt; 'John Doe'</text:p>
            <text:p text:style-name="P2"># <text:s text:c="2"/>invoice.customer_address # =&gt; 'Vimmersvej 13'</text:p>
          </draw:text-box>
        </draw:frame>
        <draw:frame draw:style-name="gr3" draw:text-style-name="P2" xml:id="id2" draw:id="id2" draw:layer="layout" svg:width="24.4cm" svg:height="2.321cm" svg:x="16cm" svg:y="26.079cm">
          <draw:text-box>
            <text:p text:style-name="P2">定义形参：</text:p>
            <text:p text:style-name="P2">一般的attr writer是只接收一个参数的，并且不能带block（即没有obj.a=(1){puts 2}），所以arg</text:p>
            <text:p text:style-name="P2">其他方法，包括[]=（两个参数），都是一个以上，所以*arg, &amp;block</text:p>
          </draw:text-box>
        </draw:frame>
        <draw:frame draw:style-name="gr4" draw:text-style-name="P2" xml:id="id3" draw:id="id3" draw:layer="layout" svg:width="14.5cm" svg:height="1.631cm" svg:x="24.2cm" svg:y="35.969cm">
          <draw:text-box>
            <text:p text:style-name="P2">以underscore指向委派的的对象，然后在该对象上执行方法（当然是不含prefix的），并传递所有参数</text:p>
          </draw:text-box>
        </draw:frame>
        <draw:connector draw:style-name="gr5" draw:text-style-name="P3" draw:layer="layout" draw:type="curve" draw:line-skew="4.897cm" svg:x1="6.716cm" svg:y1="36.472cm" svg:x2="12.089cm" svg:y2="32.197cm" svg:d="M6716 36472c11376 0 8689-4275 5373-4275" svg:viewBox="0 0 8244 4276">
          <text:p/>
        </draw:connector>
        <draw:connector draw:style-name="gr5" draw:text-style-name="P3" draw:layer="layout" draw:type="curve" draw:line-skew="-8.033cm" svg:x1="34.396cm" svg:y1="31.354cm" svg:x2="11.708cm" svg:y2="2.712cm" svg:d="M34396 31354c0-33531-22688-19210-22688-28642" svg:viewBox="0 0 22689 28643">
          <text:p/>
        </draw:connector>
        <draw:connector draw:style-name="gr5" draw:text-style-name="P3" draw:layer="layout" draw:type="curve" svg:x1="6.218cm" svg:y1="11.047cm" svg:x2="20.5cm" svg:y2="17.318cm" draw:end-shape="id1" svg:d="M6218 11047c10336 0 3196 6271 14282 6271" svg:viewBox="0 0 14283 6272">
          <text:p/>
        </draw:connector>
        <draw:connector draw:style-name="gr5" draw:text-style-name="P3" draw:layer="layout" draw:type="curve" svg:x1="15.015cm" svg:y1="20.307cm" svg:x2="16cm" svg:y2="27.239cm" draw:end-shape="id2" svg:d="M15015 20307c364 0-128 6932 985 6932" svg:viewBox="0 0 986 6933">
          <text:p/>
        </draw:connector>
        <draw:connector draw:style-name="gr5" draw:text-style-name="P3" draw:layer="layout" draw:type="curve" svg:x1="9.525cm" svg:y1="28.84cm" svg:x2="24.2cm" svg:y2="36.784cm" draw:end-shape="id3" svg:d="M9525 28840c10632 0 3295 7944 14675 7944" svg:viewBox="0 0 14676 7945">
          <text:p/>
        </draw:connector>
        <draw:connector draw:style-name="gr5" draw:text-style-name="P3" draw:layer="layout" draw:type="curve" svg:x1="9.327cm" svg:y1="34.595cm" svg:x2="24.2cm" svg:y2="36.784cm" draw:end-shape="id3" svg:d="M9327 34595c10780 0 3344 2189 14873 2189" svg:viewBox="0 0 14874 2190">
          <text:p/>
        </draw:connector>
        <draw:frame draw:style-name="gr3" draw:text-style-name="P2" xml:id="id4" draw:id="id4" draw:layer="layout" svg:width="17.1cm" svg:height="2.807cm" svg:x="14.7cm" svg:y="38.2cm">
          <draw:text-box>
            <text:p text:style-name="P2">在Class.new和Module.new中调用class_eval，其实都来源于Module#module_eval：</text:p>
            <text:p text:style-name="P2">Evaluates the string or block in the context of mod. This can be used to add methods to a class or module</text:p>
          </draw:text-box>
        </draw:frame>
        <draw:connector draw:style-name="gr5" draw:text-style-name="P3" draw:layer="layout" draw:type="curve" svg:x1="6.309cm" svg:y1="40.664cm" svg:x2="14.7cm" svg:y2="39.603cm" draw:end-shape="id4" draw:end-glue-point="3" svg:d="M6309 40664c5919 0 1724-1061 8391-1061" svg:viewBox="0 0 8392 10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3cm" fo:margin-bottom="0.242cm" fo:margin-left="0.245cm" fo:margin-right="0.245cm" fo:page-width="41.5cm" fo:page-height="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2T21:16:09.815000000</meta:creation-date>
    <dc:date>2015-10-02T22:16:11.778000000</dc:date>
    <meta:editing-duration>PT58M10S</meta:editing-duration>
    <meta:editing-cycles>5</meta:editing-cycles>
    <meta:generator>LibreOffice/4.2.6.2$Windows_x86 LibreOffice_project/185f2ce4dcc34af9bd97dec29e6d42c39557298f</meta:generator>
    <meta:document-statistic meta:object-count="12"/>
  </office:meta>
</office:document-meta>
</file>